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textarea-vertical-align="middle" fo:min-height="19.1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Voltando Pra Sarça</text:span></text:p>
            <text:p text:style-name="P1"><text:span text:style-name="T2">Sarah Fa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Estou voltando pra sarça</text:span></text:p>
            <text:p text:style-name="P4"><text:span text:style-name="T3">Onde tudo começou</text:span></text:p>
            <text:p text:style-name="P4"><text:span text:style-name="T3">Estou voltando pra sarça</text:span></text:p>
            <text:p text:style-name="P4"><text:span text:style-name="T3">Onde o meu Deus me marc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Depois de me cansar</text:span></text:p>
            <text:p text:style-name="P4"><text:span text:style-name="T3">De tanto lutar</text:span></text:p>
            <text:p text:style-name="P4"><text:span text:style-name="T3">Depois de conquistar</text:span></text:p>
            <text:p text:style-name="P4"><text:span text:style-name="T3">As promessas que me fez</text:span></text:p>
            <text:p text:style-name="P4"><text:span text:style-name="T3">Antes de avançar</text:span></text:p>
            <text:p text:style-name="P4"><text:span text:style-name="T3">O próximo lugar</text:span></text:p>
            <text:p text:style-name="P4"><text:span text:style-name="T3">Estou voltando pra sar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Na sarça tem gloria</text:span></text:p>
            <text:p text:style-name="P4"><text:span text:style-name="T3">Na sarça tem poder</text:span></text:p>
            <text:p text:style-name="P4"><text:span text:style-name="T3">Na sarça tem palavra</text:span></text:p>
            <text:p text:style-name="P4"><text:span text:style-name="T3">Tem óleo fresco do céu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Na sarça eu me renovo</text:span></text:p>
            <text:p text:style-name="P4"><text:span text:style-name="T3">E me humilho outra vez</text:span></text:p>
            <text:p text:style-name="P4"><text:span text:style-name="T3">Diante de Deus</text:span></text:p>
            <text:p text:style-name="P4"><text:span text:style-name="T3">Eu estou voltando</text:span></text:p>
            <text:p text:style-name="P4"><text:span text:style-name="T3">Eu estou voltan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Estou voltando pra sarça</text:span></text:p>
            <text:p text:style-name="P4"><text:span text:style-name="T3">Onde tudo começou</text:span></text:p>
            <text:p text:style-name="P4"><text:span text:style-name="T3">Estou voltando pra sarça</text:span></text:p>
            <text:p text:style-name="P4"><text:span text:style-name="T3">Onde o meu Deus me marc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Depois de me cansar</text:span></text:p>
            <text:p text:style-name="P4"><text:span text:style-name="T3">De tanto lutar</text:span></text:p>
            <text:p text:style-name="P4"><text:span text:style-name="T3">Depois de conquistar</text:span></text:p>
            <text:p text:style-name="P4"><text:span text:style-name="T3">As promessas que me fez</text:span></text:p>
            <text:p text:style-name="P4"><text:span text:style-name="T3">Antes de avançar</text:span></text:p>
            <text:p text:style-name="P4"><text:span text:style-name="T3">O próximo lugar</text:span></text:p>
            <text:p text:style-name="P4"><text:span text:style-name="T3">Estou voltando pra sar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Na sarça tem gloria</text:span></text:p>
            <text:p text:style-name="P4"><text:span text:style-name="T3">Na sarça tem poder</text:span></text:p>
            <text:p text:style-name="P4"><text:span text:style-name="T3">Na sarça tem palavra</text:span></text:p>
            <text:p text:style-name="P4"><text:span text:style-name="T3">Tem óleo fresco do céu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Na sarça eu me renovo</text:span></text:p>
            <text:p text:style-name="P4"><text:span text:style-name="T3">E me humilho outra vez</text:span></text:p>
            <text:p text:style-name="P4"><text:span text:style-name="T3">Diante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A arca esta voltando</text:span></text:p>
            <text:p text:style-name="P4"><text:span text:style-name="T3">A gloria esta voltando</text:span></text:p>
            <text:p text:style-name="P4"><text:span text:style-name="T3">A vida esta voltando</text:span></text:p>
            <text:p text:style-name="P4"><text:span text:style-name="T3">A cura esta voltando 3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Na sarça tem gloria</text:span></text:p>
            <text:p text:style-name="P4"><text:span text:style-name="T3">Na sarça tem poder</text:span></text:p>
            <text:p text:style-name="P4"><text:span text:style-name="T3">Na sarça tem palavra</text:span></text:p>
            <text:p text:style-name="P4"><text:span text:style-name="T3">Tem óleo fresco do céu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3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Na sarça eu me renovo</text:span></text:p>
            <text:p text:style-name="P4"><text:span text:style-name="T3">E me humilho outra vez</text:span></text:p>
            <text:p text:style-name="P4"><text:span text:style-name="T3">Diante de Deus</text:span></text:p>
            <text:p text:style-name="P4"><text:span text:style-name="T3">Diante de Deus</text:span></text:p>
            <text:p text:style-name="P4"><text:span text:style-name="T3">Eu me renovo eu me humilho outra v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8:25:22.193000000</meta:creation-date>
    <dc:date>2017-02-15T18:43:09.647000000</dc:date>
    <meta:editing-duration>PT7M15S</meta:editing-duration>
    <meta:editing-cycles>1</meta:editing-cycles>
    <meta:document-statistic meta:object-count="57"/>
    <meta:generator>LibreOffice/5.2.0.4$Windows_x86 LibreOffice_project/066b007f5ebcc236395c7d282ba488bca6720265</meta:generator>
  </office:meta>
</office:document-meta>
</file>